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Gentium Basic" svg:font-family="'Gentium Basic'"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0711db"/>
    </style:style>
    <style:style style:name="P3"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04ab0c"/>
    </style:style>
    <style:style style:name="P4"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style:style>
    <style:style style:name="P5"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098475"/>
    </style:style>
    <style:style style:name="P6"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0bae21"/>
    </style:style>
    <style:style style:name="P7"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0c162e"/>
    </style:style>
    <style:style style:name="P8"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0c38b3"/>
    </style:style>
    <style:style style:name="P9"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00900"/>
    </style:style>
    <style:style style:name="P10"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05516"/>
    </style:style>
    <style:style style:name="P11"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1db1e"/>
    </style:style>
    <style:style style:name="P12"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324e5"/>
    </style:style>
    <style:style style:name="P13"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6133a"/>
    </style:style>
    <style:style style:name="P14"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a5a3e"/>
    </style:style>
    <style:style style:name="P15"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a9c7c"/>
    </style:style>
    <style:style style:name="P16"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1c0c25"/>
    </style:style>
    <style:style style:name="P17"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rsid="001e5189" officeooo:paragraph-rsid="00379531" fo:background-color="transparent"/>
    </style:style>
    <style:style style:name="P18"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25c5f0"/>
    </style:style>
    <style:style style:name="P19"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2e54f1"/>
    </style:style>
    <style:style style:name="P20" style:family="paragraph" style:parent-style-name="Body">
      <loext:graphic-properties draw:fill-gradient-name="gradient" draw:fill-hatch-name="hatch"/>
      <style:paragraph-properties fo:margin-left="0cm" fo:margin-right="0cm" fo:margin-top="0cm" fo:margin-bottom="0.199cm" style:contextual-spacing="false" fo:text-indent="0cm" style:auto-text-indent="false"/>
      <style:text-properties style:font-name="Gentium Basic" officeooo:paragraph-rsid="002e9766"/>
    </style:style>
    <style:style style:name="T1" style:family="text">
      <style:text-properties fo:language="de" fo:country="DE"/>
    </style:style>
    <style:style style:name="T2" style:family="text">
      <style:text-properties fo:language="de" fo:country="DE" fo:background-color="transparent" loext:char-shading-value="0"/>
    </style:style>
    <style:style style:name="T3" style:family="text">
      <style:text-properties fo:language="de" fo:country="DE" fo:background-color="#ffd320" loext:char-shading-value="0"/>
    </style:style>
    <style:style style:name="T4" style:family="text">
      <style:text-properties fo:language="fr" fo:country="FR"/>
    </style:style>
    <style:style style:name="T5" style:family="text">
      <style:text-properties fo:language="fr" fo:country="FR" fo:background-color="#ffd320" loext:char-shading-value="0"/>
    </style:style>
    <style:style style:name="T6" style:family="text">
      <style:text-properties fo:language="fr" fo:country="FR" fo:background-color="transparent" loext:char-shading-value="0"/>
    </style:style>
    <style:style style:name="T7" style:family="text">
      <style:text-properties fo:language="sv" fo:country="SE"/>
    </style:style>
    <style:style style:name="T8" style:family="text">
      <style:text-properties fo:language="da" fo:country="DK"/>
    </style:style>
    <style:style style:name="T9" style:family="text">
      <style:text-properties fo:language="da" fo:country="DK" fo:background-color="transparent" loext:char-shading-value="0"/>
    </style:style>
    <style:style style:name="T10" style:family="text">
      <style:text-properties fo:language="da" fo:country="DK" fo:background-color="#ffd320" loext:char-shading-value="0"/>
    </style:style>
    <style:style style:name="T11" style:family="text">
      <style:text-properties fo:language="nl" fo:country="NL"/>
    </style:style>
    <style:style style:name="T12" style:family="text">
      <style:text-properties fo:language="nl" fo:country="NL" fo:background-color="#ffd320" loext:char-shading-value="0"/>
    </style:style>
    <style:style style:name="T13" style:family="text">
      <style:text-properties fo:language="nl" fo:country="NL" fo:background-color="#ffd320" loext:char-shading-value="0"/>
    </style:style>
    <style:style style:name="T14" style:family="text">
      <style:text-properties fo:language="pt" fo:country="PT"/>
    </style:style>
    <style:style style:name="T15" style:family="text">
      <style:text-properties fo:language="it" fo:country="IT"/>
    </style:style>
    <style:style style:name="T16" style:family="text">
      <style:text-properties fo:language="it" fo:country="IT" fo:background-color="transparent" loext:char-shading-value="0"/>
    </style:style>
    <style:style style:name="T17" style:family="text">
      <style:text-properties fo:language="it" fo:country="IT" fo:background-color="#ffd320" loext:char-shading-value="0"/>
    </style:style>
    <style:style style:name="T18" style:family="text">
      <style:text-properties style:rfc-language-tag="es-ES-u-co-trad" fo:language="es" fo:country="ES"/>
    </style:style>
    <style:style style:name="T19" style:family="text">
      <style:text-properties fo:background-color="#ffd320" loext:char-shading-value="0"/>
    </style:style>
    <style:style style:name="T20" style:family="text">
      <style:text-properties officeooo:rsid="000711db" fo:background-color="#ffd320" loext:char-shading-value="0"/>
    </style:style>
    <style:style style:name="T21" style:family="text">
      <style:text-properties fo:background-color="#ffd320" loext:char-shading-value="0"/>
    </style:style>
    <style:style style:name="T22" style:family="text">
      <style:text-properties fo:background-color="#f7ba6e" loext:char-shading-value="0"/>
    </style:style>
    <style:style style:name="T23" style:family="text">
      <style:text-properties officeooo:rsid="000711db" fo:background-color="#f7ba6e" loext:char-shading-value="0"/>
    </style:style>
    <style:style style:name="T24" style:family="text">
      <style:text-properties officeooo:rsid="00068840" fo:background-color="#f7ba6e" loext:char-shading-value="0"/>
    </style:style>
    <style:style style:name="T25" style:family="text">
      <style:text-properties officeooo:rsid="00144d80" fo:background-color="#f7ba6e" loext:char-shading-value="0"/>
    </style:style>
    <style:style style:name="T26" style:family="text">
      <style:text-properties officeooo:rsid="0021e0ef" fo:background-color="#f7ba6e" loext:char-shading-value="0"/>
    </style:style>
    <style:style style:name="T27" style:family="text">
      <style:text-properties fo:background-color="transparent" loext:char-shading-value="0"/>
    </style:style>
    <style:style style:name="T28" style:family="text">
      <style:text-properties fo:font-weight="normal" fo:background-color="#ffd320" loext:char-shading-value="0" style:font-weight-asian="normal" style:font-weight-complex="normal"/>
    </style:style>
    <style:style style:name="T29" style:family="text">
      <style:text-properties officeooo:rsid="001a9c7c"/>
    </style:style>
    <style:style style:name="T30" style:family="text">
      <style:text-properties fo:font-weight="bold" style:font-weight-asian="bold" style:font-weight-complex="bold"/>
    </style:style>
    <style:style style:name="T31" style:family="text">
      <style:text-properties officeooo:rsid="0027b5bd"/>
    </style:style>
    <style:style style:name="T32" style:family="text">
      <style:text-properties officeooo:rsid="002a5e7a"/>
    </style:style>
    <style:style style:name="T33" style:family="text">
      <style:text-properties officeooo:rsid="002e54f1"/>
    </style:style>
    <style:style style:name="T34" style:family="text">
      <style:text-properties officeooo:rsid="002e9766"/>
    </style:style>
    <style:style style:name="T35" style:family="text">
      <style:text-properties officeooo:rsid="002f894b"/>
    </style:style>
    <style:style style:name="T36" style:family="text">
      <style:text-properties officeooo:rsid="0033c502"/>
    </style:style>
    <style:style style:name="T37" style:family="text">
      <style:text-properties officeooo:rsid="0035bb14"/>
    </style:style>
    <style:style style:name="T38" style:family="text">
      <style:text-properties officeooo:rsid="003795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0">Introduction</text:span>: <text:span text:style-name="T32">The following panel conversation </text:span><text:span text:style-name="T38">on the theme of Resilience, Community, and Spirituality</text:span><text:span text:style-name="T32"> took place during the Earth Holder’s Retreat called ‘Love is Freedom’ in June/May [?] 2023, which was hosted on-site in Plum Village France </text:span><text:span text:style-name="T37">with 700 retreatants</text:span><text:span text:style-name="T32">, as well </text:span><text:span text:style-name="T38">as </text:span><text:span text:style-name="T37">an additional</text:span><text:span text:style-name="T32"> </text:span><text:span text:style-name="T37">700 </text:span><text:span text:style-name="T32">online. </text:span><text:span text:style-name="T37">Our t</text:span><text:span text:style-name="T32">hree panelists Tho Ha Vinh, Reghina Harilal, and Satish Kumar </text:span><text:span text:style-name="T37">joined</text:span><text:span text:style-name="T32"> us online.</text:span></text:p>
      <text:p text:style-name="P19"><text:span text:style-name="T19">Tho Ha Vinh</text:span> received the lamp transmission from Thay in 2001. He was the former program director of Bhutan’s Gross N<text:span text:style-name="T4">ational </text:span>Happiness Center and is the author of the book “A Culture of Happiness.”</text:p>
      <text:p text:style-name="P19"><text:span text:style-name="T19">Reghina Harilal</text:span> <text:span text:style-name="T33">has</text:span> joined the Order of Interbeing in 2016, <text:span text:style-name="T33">is </text:span>a member of the Heart of London Sangha, Colors of Compassion Sangha, and has <text:span text:style-name="T33">been active in </text:span>bringing racial justice and climate justice together. She has <text:span text:style-name="T33">founded </text:span>“Buddhists across Traditions,” <text:span text:style-name="T35">a</text:span> BIPOC-centered collective in the UK.</text:p>
      <text:p text:style-name="P20"><text:span text:style-name="T19">Satish </text:span><text:span text:style-name="T20">Kumar</text:span> <text:span text:style-name="T34">is the director of the</text:span> Schumacher College ...</text:p>
      <text:p text:style-name="P19"/>
      <text:p text:style-name="P18"><text:span text:style-name="T24">Sr </text:span><text:span text:style-name="T22">L</text:span><text:span text:style-name="T24">an</text:span><text:span text:style-name="T25">g</text:span><text:span text:style-name="T24"> </text:span><text:span text:style-name="T22">N</text:span><text:span text:style-name="T24">ghiem</text:span>: This morning we have <text:span text:style-name="T19">Tho Ha Vinh</text:span>, a Dharma teacher in the P<text:span text:style-name="T1">lum Village tradition</text:span>, who received the lamp transmission from Thay in 2001, and has done a lot of work on the Gross N<text:span text:style-name="T4">ational </text:span>Happiness. He was the former program director of Bhutan’s Gross N<text:span text:style-name="T4">ational </text:span>Happiness Center and is the author of the book “A Culture of Happiness,” which is published by our very own Parallax Press. So, we’re very happy to have Tho on the panel with us this morning.</text:p>
      <text:p text:style-name="P18">And then we have <text:span text:style-name="T19">Reghina Harilal</text:span>, who joined the Order of Interbeing in 2016 with the name T<text:span text:style-name="T4">rue </text:span>Deep Source. She’s a member of the Heart of London Sangha, Colors of Compassion Sangha, and has done so much work in bringing racial justice and climate justice together. She also has started a group “Buddhists across Traditions,” the only Buddhist BIPOC-centered collective in the UK. So, we’re so happy to have all three of you joining us here this morning.</text:p>
      <text:p text:style-name="P3">Let me introduce who is joining us all as well in Plum <text:span text:style-name="T4">Village</text:span>. We have around 700 retreatants following this panel discussion this morning, and they are all sitting in three different big meditation halls in Plum <text:span text:style-name="T4">Village</text:span>:<text:span text:style-name="T7"> in Upper </text:span>Hamlet, in New Hamlet, and also in Lower Hamlet. And also, we have about 160 friends who are joining us online this morning, but in total we have 700 online retreatants. So when it’s time for them to wake up, they will also be listening in on this panel as part of this retreat. For this <text:span text:style-name="T21">Earth H</text:span><text:span text:style-name="T10">older</text:span><text:span text:style-name="T21">’s Retreat, the name is ‘Love Is F</text:span><text:span text:style-name="T13">reedom</text:span><text:span text:style-name="T21">,</text:span>’ and we have in total about 1500 participants joining us, including monastics. We’re just so happy to be able to have this panel this morning. Perhaps we can begin by just coming back to our bodies, coming back to our breathing, and enjoying three sounds of the bell coming from the Upper Hamlet <text:span text:style-name="T4">meditation </text:span>hall.</text:p>
      <text:p text:style-name="P4"><text:span text:style-name="T22">BT </text:span><text:span text:style-name="T26">[Br </text:span><text:span text:style-name="T23">Bao Tang?!</text:span><text:span text:style-name="T26">]</text:span> Dear respected Thay, dear sangha, we welcome you to the fourth day of the <text:span text:style-name="T14">online </text:span>retreat, ‘Love Is F<text:span text:style-name="T11">reedom</text:span>.’ The theme of day 4 is ‘Resilience, Community, and Spirituality.’ Today is an opportunity for us to come together, as practitioners from around the world, to deepen our understanding and practice of mindfulness in relation to resilience, community, and spirituality. Plum Village and the I<text:span text:style-name="T4">nternational </text:span>Earth Holders communities are offering an array of activities led by Plum Village monastics, experienced practitioners, and special guests. S<text:span text:style-name="T1">ister L</text:span>ang Nghiem will be facilitating this s<text:span text:style-name="T4">ession </text:span>from the Lower Hamlet. We will start this session with three sounds of the b<text:span text:style-name="T15">ell</text:span>.</text:p>
      <text:p text:style-name="P4"><text:soft-page-break/><text:span text:style-name="T22">Sr Lang Nghiem:</text:span> Thank you, everyone, for taking a moment to enjoy three sounds of the b<text:span text:style-name="T15">ell</text:span>. To begin this morning, I just thought, maybe for a moment, we can drop <text:span text:style-name="T18">our personas</text:span>, drop our professional hats, and things like that; and just have a little moment where each one of you can just <text:span text:style-name="T21">share with us where’s your heart this morning</text:span>. How does your joy, your peace, your optimism look like today? Maybe if Tho could start…</text:p>
      <text:p text:style-name="P4"><text:span text:style-name="T22">Tho Ha Vinh:</text:span> Thank you, Sister. Dear Sangha, dear Brothers and Sisters, first of all, my joy is just to be present here with you, although virtually. I’m especially happy to see my dear friend, <text:span text:style-name="T19">Satish </text:span><text:span text:style-name="T20">Kumar</text:span>, with whom we already have had many interesting adventures in various countries including Bhutan and the UK. And also, it’s a joy to get to know our sister that I have never met, Reghina. I’m sitting in Switzerland right now. It’s a very beautiful morning. The sun is shining. We had a tremendous thunderstorm last night and now the sky is blue and the air is very fresh. I’ve had quite a difficult past few months health-wise. I had a heavy surgery and now I’m recovering; and really enjoying simply feeling well in my body again. Thay always said, “You should enjoy when you don’t have a toothache,” but usually you don’t, because it seems natural. F<text:span text:style-name="T8">or me</text:span>, just feeling well in my body this morning is just a huge joy. I really appreciate the feeling that my body is well. It’s beautiful outside. I feel well inside and I’m so happy to be together with friends and the Beloved Sangha.</text:p>
      <text:p text:style-name="P4"><text:span text:style-name="T22">Reghina Harilal:</text:span> Dear Thay, dear Sister Chang Kong, siblings, e<text:span text:style-name="T8">lders</text:span>, and the earth, before I start, I want to just acknowledge that it gives me joy to have my feet on the ground, on the earth this morning. I also want to acknowledge, and it gives me joy to do this, the lineage that I come from. I’m talking about the female lineage that I come from:<text:span text:style-name="T15"> Hilo Mali</text:span>, the first woman, origin of life, comes from Africa; the activists from India who married trees to protect them, from where the tree huggers came, I want to acknowledge them; and Wangari Maath<text:span text:style-name="T4">ai</text:span>, the African woman who won a Nobel Peace Prize for the work she’s done in conservation. So today, I want to acknowledge all the women,<text:span text:style-name="T8"> female</text:span>, the mothering i<text:span text:style-name="T4">nstinct</text:span> that has come with us today. It gives me great joy to represent that here on this panel. But I also want to acknowledge that it’s given me great joy that we’ve had Father’s Day on Sunday. That reminds me how important both those mothering and fathering instincts are present in the earth. So acknowledging my lineage, acknowledging the path that I’ve come from, my spiritual ancestors, my blood ancestors, my heroes in terms of the land ancestors that I come from in South Africa, always gives me joy, because it connects me to the Earth. It connects me to this endless stream of life.</text:p>
      <text:p text:style-name="P4"><text:span text:style-name="T22">Satish Kumar:</text:span> Thank you. It is a great pleasure to be with you all, particularly the Plum <text:span text:style-name="T15">Village Sangha</text:span>. I remember my visit to Plum <text:span text:style-name="T31">V</text:span>illage with great joy and pleasure. It was a great honor to be with the sangha there. I am delighted that we are going to talk about love and spirituality and community. These themes are very close to my heart. When we go to the reality of life, deep down, then only love can make us happy. Now Tho has written a book on happiness. So, love is a part of happiness. I have also written a book called “R<text:span text:style-name="T4">adical</text:span> Love” which is also published by Parallax Press. Happiness and love coming together is a great joy for me. It’s a great pleasure to be part of this conversation and I’m looking forward to our conversation from now on. Thank you.</text:p>
      <text:p text:style-name="P4"><text:span text:style-name="T22">Sr Lang Nghiem:</text:span> Thank you so much, everyone, for giving us a brief check-in. I’d like to start with Satish, because I know you have to leave soon. You mentioned love and we’re reaching a time where in our <text:span text:style-name="T4">situation</text:span>, in our current global state right now, there’s so much despair. <text:soft-page-break/>There’s so much anger. There’s so much disappointment. I just want to ask you and get your insights and experiences on <text:span text:style-name="T28">how do you continue to act from a place of love</text:span>; given that we have to take so much action in order to do something for Mother Earth in order to salvage what we can of our planet. So, how do you continue to act from this place of love? Instead of anger and blame, because it’s so easy to fall into that. Especially now that the collective narrative is so strong and latent with a lot of anger, blame, and a bit of despair.</text:p>
      <text:p text:style-name="P2"><text:span text:style-name="T22">Satish Kumar:</text:span> Thank you. That’s a very good question. First of all, I always want to ask, “what is the impact of anger and blame and fear and anxiety on myself?” If I’m angry with someone, what is the impact on that person with whom I’m angry; and what is the impact of anger on myself? And when I look at that, I see that when I’m angry, my body, my mind, my heart, my whole being is upset and uncomfortable and unhappy.</text:p>
      <text:p text:style-name="P2">Now what do I want to choose? Do I want to choose for myself discomfort, physical discomfort, mental discomfort, and unhappiness? Love begins by loving yourself. Loving yourself is not ego. Loving yourself is not selfish. Loving yourself to be who you are, what you are, how you are, and be yourself, your true self; and recognizing yourself that I am a spiritual being and I’m capable of loving. That’s the kind of starting point that the impact of anger, impact of blaming, impact of complaining, impact of criticizing, impact of all those negative feelings are greater on myself than on other people with whom I am angry. So I want to start with myself, protect myself. And you can learn anything. You can learn to play piano. You can learn to speak French or any other language. You can learn to play football or cricket. You can learn to meditate. You can learn to love. You can learn to be compassionate. You can learn to be kind. It’s a skill you have to learn. I was a Jain monk for nine years in my childhood. Everyday it was my training to learn how not to be angry, how not to be fearful, how not to be doubtful, how not to be complaining, criticizing, and all those sort of negative things; and how to look at the world with a positive mind. And to see how I can help and serve the world and make things better; how can I be helpful rather than just be angry and complain and criticize and condemn. So, that was my training and what I learned.</text:p>
      <text:p text:style-name="P2">This is why <text:span text:style-name="T19">my book is called “Radical Love.”</text:span> There are two kinds of love: moderate love and radical love. Moderate love is to love somebody, who loves you back. Moderate love is to love someone with whom you agree. Or you like that person and you expect that person to love you back. That’s a good love and that’s also something we need. Moderate love is good love, but radical love goes a step further. Radical love is unconditional and unilateral. I love without expecting anything in return. I love, because love is the right way to follow, that’s the way to move. This way you love even those who don’t love you back, even those with whom you don’t agree. You love even those you may not even like. F<text:span text:style-name="T8">or me</text:span>, it was a great privilege and a great honor to meet Martin Luther King, when I was walking from India to America. After my walk for peace, I met Martin Luther King. And he taught me this idea of radical love, which I had learned in my childhood, but again reinforced. He said “I am against r<text:span text:style-name="T4">acism</text:span>. I am against i<text:span text:style-name="T4">njustice</text:span>, but I don’t hate anyone.” Particularly he said that hate is too heavy a burden to carry. Even more than anger, hate. Because<text:span text:style-name="T1"> anger</text:span> comes and goes, but hatred lingers. When I saw that a man, who was such a great radical activist, fighting against i<text:span text:style-name="T4">njustice</text:span> and racial discrimination, still can be an embodiment of love; that was a great example for me to learn. From then on, I started to practice radical love. Hatred and anger and fear has created wars. Now we have an Ukraine<text:span text:style-name="T1"> war</text:span>. We had an <text:span text:style-name="T11">Afghanistan war</text:span>. We had an Iraq war. We had a <text:span text:style-name="T1">Vietnam War</text:span>. We had the first world war; we had a second world war. Hatred,<text:span text:style-name="T1"> hatred</text:span>,<text:span text:style-name="T1"> hatred</text:span>. We have institu<text:soft-page-break/>tionalized hatred. We think by hatred, we can live happily. This is such a mistaken view. I think we have to find our way and our answer in love. And even <text:span text:style-name="T19">love Putin</text:span>, even love people you don’t like. Even love Biden or or Johnson or Modi or anyone. It’s easy and moderate to love somebody you like, but the radical love is to love, and only this love can t<text:span text:style-name="T4">ransform</text:span>. Hatred cannot transform. Hatred can kill. In the <text:span text:style-name="T1">Ukraine</text:span>, you can kill thousands of people. You can kill Putin. You can kill Hitler. You can kill anybody you like. Hatred can kill, but love can transform. If you want to transform somebody from being unpleasant or whatever the negative situation they are in;<text:span text:style-name="T4"> if you want to bring a transformation</text:span>, then only through love you can do it. So that is my <text:span text:style-name="T11">book </text:span>“Radical Love” that I have written. And I think Thay’s teachings are so important in this, because hatred starts when you see other persons separate from you. We are not separate. We are all inter-beings. We are all interconnected, interrelated, correlated. There’s no separation between humans and nature. There’s no separation between Buddhists and Christians, and Hindus and Muslims, and Sikhs and Jews. There’s no separation between blacks and whites. There’s no separation between women and men, old and young, past and present. It’s all a continuum. It’s all relationship. So if we recognize that eternal truth, then we can follow the path of love. Thank you.</text:p>
      <text:p text:style-name="P4"><text:span text:style-name="T22">Sr Lang Nghiem</text:span>: Thank you so much, Satish. That was such a great message to us all. That love, first of all, is also self-sustenance, sustenance for ourselves; and also secondly, a real force for change and <text:span text:style-name="T4">transformation</text:span>. I wonder Reg<text:span text:style-name="T1">hina</text:span>, what your takes are on this. How do you prevent from falling into anger or despair or blame or hatred in the space and the work that you’re doing?</text:p>
      <text:p text:style-name="P2"><text:span text:style-name="T22">Reghina Harilal</text:span>: I think <text:span text:style-name="T19">I can’t prevent anger</text:span>. It is an emotion that <text:span text:style-name="T19">arises and falls away</text:span>. What I do see is the transformation in my own practice, as a result of mindfulness, of discernment: where that journey started off as an activist, who was angry and fought for justice from a place of anger; to where that is now, which is still looking at i<text:span text:style-name="T4">njustice</text:span>, but looking at it from a different perspective. So, we may call that love. But I think if we’re talking about love, I mean I’m not a published author like Tho or Satish, so I can only relate it to my own practice and my experience; is <text:span text:style-name="T19">looking at anger as a source of </text:span><text:span text:style-name="T12">wisdom</text:span>, looking at anger as something that helps me discern what is being activated in my body. What is it that is causing me to react in this way? Thay always talks about taking care of anger. So for me, anger is not about suppression. It is about understanding what is being activated. And then taking that one second, 10 seconds to discern what is happening in my body. What is the impact if I respond with this type of emotion? The harm and hurt that I cause. And thirdly, to really think about if I am acting in a way that someone else has acted on me, am I not perpetuating the same energy of division, of anger, and of hatred? Love, for me, is something that as Satish has mentioned, we practice like a little muscle. We actually practice every day. Like we go to the gym; we try it. We practice and it increases. Or we apply different mechanisms to actually grow this love. But I think the most fundamental part, for me, <text:span text:style-name="T19">is to understand, is to see</text:span>. That’s where mindfulness becomes so important. <text:span text:style-name="T19">To see who I am</text:span>, to understand who I am, to listen to who I am. Because when we see, when we listen, when we understand, we can generate love. Because love comes from understanding. That is something we have to understand ourselves.</text:p>
      <text:p text:style-name="P2">The journey to love outside is also the journey inside: to love myself, to accept who I am, and to understand; to see what is happening in the world around me. But also to understand that the person, whose views are the most diametrically opposed to me, is a human being, who is connected to me; whose context, whose life has shaped their suffering, whose life has shaped <text:soft-page-break/>their experience, who is trying to do things in a way that they believe is the right way. But not necessarily in a wholesome way. So, I think I like to see and separate an action from an individual. Because we all have anger. We all have the capacity to love. W<text:span text:style-name="T15">e all</text:span> have the capacity to have compassion. But the important thing is, what do I do every day to practice? Every day I walk around to practice compassion and joy, is to actually have these two balloons. These imaginary balloons that I have on each side of my shoulder. As I go through my day, I actually clock in: ‘Is this wholesome? Is this unwholesome? Is this wholesome? Is this unwholesome?’ Sometimes, intentionally, I act in an unwholesome manner. I am angry, because I’m a human being. I’m not perfect. I sometimes lapse. At the end of every day, I release these two balloons. Some days, one balloon is bigger than the other. It’s really actively, for me, generating: how is it that I generate and open my heart to everyone? How is it that I can give intentionally in a way that is of benefit to someone else? How is it today that I can be in service; and service without the ego of what does this mean for me and how do I benefit from that? In our tradition, in this tradition, we are on both an engaged path and also on the bodhisattva path, which is to be in service. So for me, I think love is to be in service. There is no compassion fatigue. There is no fatigue in <text:span text:style-name="T15">compassion</text:span>, if it’s overflowing, if it comes with the right intention. I think that for me is important. Something that’s really important to me is <text:span text:style-name="T19">justice</text:span>. And Satish alluded to some of this earlier. I don’t believe that we can have justice without love. I think Cornel West has very clearly said, “Love is how we show justice in public. Tenderness is how we show love in private.” So, the private is tenderness to ourselves, to those that we love; and in our community, it’s to love. And if we are being resilient, resilience for me comes from compassion and love. Another word which I hope we’ll touch on later is ‘hope.’ </text:p>
      <text:p text:style-name="P4"><text:span text:style-name="T22">Sr Lang Nghiem</text:span>: Thank you so much for what you said. First of all, I feel like it allows anger to have a space. W<text:span text:style-name="T1">hen we</text:span> say to act from a place of love, rather than anger, it is very often misunderstood as anger doesn’t have a place. But what you’ve just shared in describing your whole practice of how to be with anger, how to embrace your anger, is it’s also a very human part. And then having that processing, then we can act from a place of a more beautiful intention, a place of love. Satish also recognized, how destructive anger could be when we actually act out of it. But when we process it, when we acknowledge it, when we don’t suppress it, it also becomes like what we say: ‘no mud, <text:span text:style-name="T15">no </text:span>lotus.’ The mud for our lotus, which is the lotus of love,<text:span text:style-name="T15"> compassion</text:span>, etc. So, thank you so much for your sharing. And moving on to Tho, what sustains you and <text:span text:style-name="T19">what keeps you from </text:span><text:span text:style-name="T5">engagement fatigue</text:span><text:span text:style-name="T19">?</text:span> Because I think Reghina just mentioned compassion fatigue, and maybe we can just get into <text:span text:style-name="T4">engagement fatigue</text:span>. What prevents you from engagement fatigue? </text:p>
      <text:p text:style-name="P5"><text:span text:style-name="T22">Tho Ha Vinh</text:span>: Thank you, Sister. First of all, I would like to acknowledge the beautiful contributions that we heard from Satish and <text:span text:style-name="T1">Reg</text:span>hina. I really fully resonate with what both of you have said. A lot of wisdom has already been shared. I think the starting point is: ‘what’s the cause of suffering?’ Because in the end, it’s about transforming suffering. Also, the Four Noble Truths begin with suffering. The root cause of suffering is separation: feeling the experience of duality, of being separated. Satish spoke beautifully about inter-being. We know how Thay has emphasized inter-being as the core of his teaching; the non-duality. But the reality of our lived experience begins with being thrown into the world at the moment of <text:span text:style-name="T19">birth</text:span>. So, from the unity that each one of us experienced, more or less unconsciously in our mother’s womb, at one point we are sort of thrown into the world. And this experience of suddenly <text:span text:style-name="T19">me and the world as being two separate entities</text:span>. This kind of primal experience of duality, of separation, is at the <text:soft-page-break/><text:span text:style-name="T19">root cause of the fundamental suffering</text:span> that we experience; as if we were separated from other beings, from the earth. A lot of the suffering, that we also create, is by the way we behave or the way we speak or what we do. We act out of this feeling of separation, of duality, as if my happiness and the happiness of others were two separate things. Or my happiness and the happiness of the world, of <text:span text:style-name="T4">nature</text:span>, of the planet were two separate things. Fundamentally the two paths that are in the end only one, but that are the two components of regaining unity, is love and wisdom. Because when you love, you are one with the object of your love. So, it’s <text:span text:style-name="T19">overcoming duality through love</text:span>.</text:p>
      <text:p text:style-name="P6">Satish explained beautifully how true <text:span text:style-name="T19">love</text:span>, radical love, unconditional love is not just an emotion; that I like somebody because of this or because of that. If we touch what is the deepest in us, our fundamental humanity or s<text:span text:style-name="T15">pirit</text:span>; then we can also touch or become aware that it’s present in every single other being that we meet, human beings and all other life forms. So, love is really the one force that overcomes duality and <text:span text:style-name="T4">separation</text:span>. And therefore transforms the feeling of loneliness, of being the duality between me and the world, as if it was an antagonistic situation.</text:p>
      <text:p text:style-name="P6">The other aspect is <text:span text:style-name="T19">understanding</text:span>. Reghina mentioned it: love is also based on understanding. And understanding is the other way to include. So what I understand, I take in me. I<text:span text:style-name="T1">n French</text:span>, understanding is ‘comprendre.’ And ‘comprendre’ means ‘to take in.’ ‘Prendre’ is ‘to take’ and ‘com’ is ‘with.’ So when I understand, I take in me. Reghina described it beautifully. Even if I understand someone whose ideas or perceptions or point of view are radically different from mine, if I make the effort to understand it, then it’s just not a duality. I see that there are many different perspectives. I can overcome this feeling of antipathy,<text:span text:style-name="T1"> anger</text:span>, and so on.</text:p>
      <text:p text:style-name="P6">And so, to answer more directly your question what sustains me in being engaged without engagement fatigue is the <text:span text:style-name="T19">deep conviction of the non-duality between what lives in me and in the world</text:span>. It’s easy to blame systems, like economic systems, political systems, whatever. We blame them. It’s their fault. It’s because of them that the world is going bad. But systems are not natural laws. They’re also not God-given. They’re the expression of our c<text:span text:style-name="T4">ollective </text:span>consciousness; the way we as human beings think and feel and act and relate with one another, with ourselves, and with the world. Because the systems are the expression of collective consciousness, we all have the possibility to transform the systems, because we can transform our own consciousness. So mindfulness is really the path by becoming aware, becoming conscious of the way my own mind functions: the way I think, I feel, I act. The path to transforming it, and by doing so, knowing that even if it’s very modest, I am already transforming the systems; meaning I am transforming the world. So, there’s a feeling of empowerment. We are all in a position that we can contribute to transform what needs to be transformed in the world. If we feel deeply our ability to contribute to transformation in the direction of kindness and compassion and generosity and inclusion, then it gives us tremendous strength.</text:p>
      <text:p text:style-name="P4"><text:span text:style-name="T22">Sr Lang Nghiem</text:span>: Thank you so much for your sharing, Tho. Maybe that leads to another question. I find when speaking to many activists in the climate space, there’s a lot of emphasis on transforming systems. When we start talking about a spiritual revolution or that spirituality can have a role in transforming systems, there’s a little bit of doubt that sometimes creeps in. Because it’s <text:span text:style-name="T19">difficult for people to see the intersection between personal transformation and systems change</text:span>. So, I wonder if you could speak a little bit about that in the work that you do <text:soft-page-break/>and how you see where the intersection is between personal transformation and systems change. Satish, if you have any comments…</text:p>
      <text:p text:style-name="P6"><text:span text:style-name="T22">Satish Kumar</text:span>: Yes. I am involved with Schumacher College and there we say that <text:span text:style-name="T19">inner transformation and outer transformation are two sides of the same coin</text:span>. You cannot have outer transforma<text:span text:style-name="T4">tion</text:span>, systems<text:span text:style-name="T4"> change</text:span>,<text:span text:style-name="T15"> political</text:span> <text:span text:style-name="T4">change</text:span>, economic change, social justice without inner transformation. By cultivating compassion, cultivating love, cultivating kindness, cultivating <text:span text:style-name="T15">generosity</text:span>, cultivating understanding, these are inner qualities. So, inner and outer go together. And when they come together, there’s no duality, as Tho rightly says. There’s no dualism. There’s no separation between outer and inner, the inner and outer.</text:p>
      <text:p text:style-name="P6">A house is made of walls, which are<text:span text:style-name="T4"> outer</text:span>, and the rooms which are inside. Without a room inside, walls are not important or not relevant. But without the walls, a room cannot be there. So, inner and outer go hand in hand together. Therefore all our education needs to bring that together. <text:span text:style-name="T19">Spirituality and matter cannot be separated</text:span>. Our body and our consciousness cannot be separated. In the same way outer and inner are one. When we cultivate that cosmic mind, then we start to think the whole cosmos is my country; not just France or England or America or India or Thailand or Vietnam is my country. But <text:span text:style-name="T19">the whole cosmos is my country</text:span>. Then you can have any country you like, but you start with a bigger mind. And then you say the whole earth is my home. ‘<text:span text:style-name="T11">Eco</text:span>’ means home. So, the entire Earth is my home. When you say nature is my nationality, before I’m an Indian or Chinese or African or whatever, I am born i<text:span text:style-name="T4">n nature</text:span>. Nature and I are not separate. Humans are as much nature as trees and mountains and forests. We are nature. Nature is our nationality. Then love is our religion. Before I’m a Buddhist, before I’m a Christian, before I’m a Muslim, before I’m a Sikh, before I’m a Jew, before I’m any other religion, <text:span text:style-name="T19">love is my r</text:span><text:span text:style-name="T17">eligion</text:span>.</text:p>
      <text:p text:style-name="P6">The moment you have that kind of understanding, then you can bring social justice. You can build equity. You can bring economic j<text:span text:style-name="T4">ustice</text:span>. You can make environmental justice. All those things come together. There’s no separation between me and the world. I see the world in myself and I see myself in the world. Changing the world and changing myself are two aspects of one single reality. Therefore unity and diversity dance together. Unity without diversity is like the big bang. There was nothing there in the scientific <text:span text:style-name="T4">imagination</text:span>. And so that energy and matter, over 14 billion years of <text:span text:style-name="T4">evolution</text:span>, have evolved in so many<text:span text:style-name="T15"> diverse languages</text:span>,<text:span text:style-name="T4"> cultures</text:span>,<text:span text:style-name="T4"> philosophies</text:span>, economic systems, political systems, <text:span text:style-name="T4">religions</text:span>, and so many other things. We should <text:span text:style-name="T19">celebrate diversity</text:span>. We should celebrate the many religions; and not just Buddhism or not just Christianity, not just Islam, but many religions are a good thing to celebrate. Many languages, many economic systems, many political systems, diversity should be celebrated. And diversity should not be transformed or changed into divisions. D<text:span text:style-name="T4">ivisions </text:span>are not necessary. As Tho said, we are all interrelated. There’s no <text:span text:style-name="T15">division</text:span>, but there’s a diversity. At the moment, the world is moving more and more towards <text:span text:style-name="T19">uniformity</text:span>. Everything should be the same: same political systems, same economic systems, same Coca-Cola everywhere, same McDonald’s everywhere, same blue jeans everywhere, same high-rise architecture everywhere. This uniformity is not unity. We have to go for unity and diversity dancing together. And so if we have that kind of understanding, the inner and outer cannot be separated. Outer experience of <text:span text:style-name="T4">social justice</text:span>, environmental justice,<text:span text:style-name="T18"> economic equity</text:span>, reduction of poverty, all these are part of our inner transformation. When we act out of love, out of compassion, like I said,<text:span text:style-name="T4"> </text:span><text:span text:style-name="T5">Martin</text:span><text:span text:style-name="T19"> Luther King</text:span> was my great hero and example. He was acting not out of anger, but out of love and out of compassion, even for the white people. Not only for the black people, but also for <text:soft-page-break/>the white people, he had<text:span text:style-name="T15"> compassion</text:span>, kindness, and love. So, that kind of understanding and that kind of approach can bring some kind of beginning to the end of suffering. Thank you.</text:p>
      <text:p text:style-name="P4"><text:span text:style-name="T22">Sr Lang Nghiem</text:span>: Thank you so much, Satish. Reg<text:span text:style-name="T1">hina</text:span>, what are your takes on how personal transformation can actually have impact on climate work? Or with systems change?</text:p>
      <text:p text:style-name="P7"><text:span text:style-name="T22">Reghina Harilal</text:span>: Yes, I do agree with Satish. I<text:span text:style-name="T1">nner</text:span> change and outer change go hand in hand. I can just share a little bit about my personal experience. I grew up in apartheid South Africa, where we were separated by race. And my entire life has focused, from the time I was four years old,<text:span text:style-name="T4"> on social justice</text:span>: to be accepted for who we were. That involved trying to change the system and people adopted different <text:span text:style-name="T1">strategies</text:span>. I like to call it ‘plural-<text:span text:style-name="T1">versal strategies</text:span>’ to try and overcome and change what the system was. Some were revolutionaries or called terrorists like myself. Some actually embarked into the system with the desire to change it. Some were just silent. If I have to look at that experience, I have to say, for activism, I think we need to look at <text:span text:style-name="T19">when we are activists, what energy are we bringing into that space</text:span>? This is the inner work. When we’re trying to change the systems outside of ourselves, are we using the same energy that has been used to create the suppression, to create this system, to create the separation? If we are doing the same thing, then we’re not really changing anything. We are just replacing one system with another. Which is: <text:span text:style-name="T19">my way is the right way, is the only way</text:span>. So, there is an attachment to my view as being the right view, the only view, and the dominant view. I think that’s really important that I’ve learned in my own activism career.</text:p>
      <text:p text:style-name="P8">It’s only when I started in 1998, when I came to this tradition, that I actually started doing the inner work; which helps me understand my mind, my emotions, my connection with other beings, my connection to life. The reality that I am an impermanent human being that is every day slowly changing into something else. Clinging to my satisfaction, to my ego, that if I do this this way, then that’s the right way. It’s relinquishing some of that. <text:span text:style-name="T19">There is no right way</text:span>. There are ways that we all have to cultivate to live our journey into ourselves. To develop that calmness, there comes a clarity of thinking. Even when we are <text:span text:style-name="T4">engaging</text:span> in systems social change, we’re doing it in a way that is <text:span text:style-name="T19">compassionate, that is not destructive</text:span>. We also think that we’re trying to change something that has been created. Sometimes systems change is creating something different. That, for me, is part of changing a system. If you want to change something, you <text:span text:style-name="T19">create an </text:span><text:span text:style-name="T5">alternative</text:span>. You create something that works. So for me, it’s both of those things:<text:span text:style-name="T14"> internal</text:span>,<text:span text:style-name="T14"> external</text:span>. Changing the system where we can with the right energy and intention, but also creating something different. I think it was Audre Lorde who said, “The master’s tools cannot break down the master’s house.” So it’s almost a sense of, if we do the same thing with the tools that we have, we will get what we’ve got. That, for me, is important, because it’s the inner work that is so fundamental to help cope with despair. I know when I am in activist work, there’s often that despair: ‘Nothing I’m doing is making the <text:span text:style-name="T4">change</text:span>. Nothing I’m doing is going to change. This is inevitable.’ Then there’s depression. I realized this in the work that I do now.</text:p>
      <text:p text:style-name="P8">Every day in South Africa, there’s no water now. There’s rationing. There’s no electricity most of the day. There’s a majority of the people who don’t have access to all of this. How do you live, without doing whatever little step, knowing that it is enough. Because it is changing the system and not falling into despair. I’ve realized for myself, and it’s different for everyone; that when I’m in despair, when I’m depressed, it’s because I have this big ego. I am doing this. I,<text:span text:style-name="T1"> Reg</text:span>hina, am doing this; therefore this, this, this, this, and this needs to change. No, we’re doing <text:soft-page-break/>it, because this is what is the <text:span text:style-name="T4">intentional</text:span>,<text:span text:style-name="T15"> compassionate</text:span>, loving action to do to change the world. As soon as I notice that when I <text:span text:style-name="T19">drop this sense of I, of me</text:span>, of me and a causal relationship; what I do must have a direct impact and it must happen now, I feel more hopeful. Because <text:span text:style-name="T19">every little bit actually makes a difference</text:span>. Every breath does make a difference. Every step does make a difference and every action does make a difference. And that is dependent on the <text:span text:style-name="T19">intention which we bring</text:span>, and the energy that we bring into that action. So, for me, I think that’s why coming back to your <text:span text:style-name="T4">question</text:span>, that’s why the outer work and the inner work are simultaneous. Because your inner work also helps you to see,<text:span text:style-name="T15"> to discern</text:span>, to understand what is happening outside. And how to apply that lens of mindfulness, of intentionality, of ethics, if you want to call it that way; to bring ethics, precepts, and trainings into the wider world. Thank you, Tho and Satish, for raising this; it comes all the way back to our interconnection. In South Africa the Amazulu people call it ‘<text:span text:style-name="T15">Ubuntu</text:span>’: “I am, therefore we are. We are, because I am.” So, it’s that interconnection again. We are all trying to learn by looking internally. We understand the interconnection we have to all things in life. And then we can love.</text:p>
      <text:p text:style-name="P4"><text:span text:style-name="T22">Sr Lang Nghiem</text:span>: Thank you so much for your sharing,<text:span text:style-name="T1"> Reg</text:span>hina. Maybe before I go on to the next question or comment, I would like to invite everyone to just enjoy one sound of the bell from the U<text:span text:style-name="T15">pper </text:span>Hamlet meditation hall to allow ourselves some moments to really absorb what we’ve just heard. </text:p>
      <text:p text:style-name="P8">Thank you everyone for pausing for a moment to enjoy the the b<text:span text:style-name="T15">ell</text:span>. I’d really like to thank Satish and Regina for the comments you’ve just made on inner transformation and inner <text:span text:style-name="T4">change</text:span> and outer change. I find sometimes when we enter the climate space and speak about inner transformation and systems change, very often it’s mistaken as that inner transformation is all about taking care of my emotions, taking care of how my mind is, my body, my fatigue, my burnout, in order to continue to do the work or in order not to burn out, and things like that.</text:p>
      <text:p text:style-name="P8">But I find <text:span text:style-name="T19">inner transformation is a lot more</text:span> than just handling strong emotions in order to not burn out, in order to continue with our <text:span text:style-name="T4">engagement</text:span>. It’s also very much like Satish and Tho had mentioned earlier <text:span text:style-name="T19">about our worldview or the way we see things</text:span>. Our way of seeing very much affects how we engage in the world and with the world and also the system. The types of systems that we build are also based on our way of seeing. This inner transformation is so important, particularly, I think, around our views. But I just want to move on, because Reghina you mentioned a little bit about ethics. And Tho, I think in your book, you said that “for in-depth transformation of our educational,<text:span text:style-name="T15"> economic</text:span>,<text:span text:style-name="T4"> social</text:span>, and political systems, we need to <text:span text:style-name="T19">develop new narratives</text:span>.” What I find interesting is that so many people are excited when we say we have to develop new narratives or tell new stories about climate or about what we want. What I find interesting is that in this new narrative, it’s always very <text:span text:style-name="T19">challenging to introduce ethics, the ethical component into the new narrative</text:span>. I don’t know if that has been your experience. But I find sometimes we want a new narrative, and then once we start introducing ethics in, there’s a bit of a resistance. I don’t know if you have had any experience with this, Tho, in your work of co-creating new narratives for systems change to happen. What has been your challenge in introducing the ethical component into this new narrative?</text:p>
      <text:p text:style-name="P4"><text:span text:style-name="T22">Satish Kumar</text:span>: Unfortunately I will have to leave soon, because I was expecting to be participating in this conference tomorrow. So tomorrow I had a longer time, but today I have another appointment soon. But before I go, I would like to just say a few words about your comment on <text:soft-page-break/>world view and changing inner consciousness is also changing our world view. I agree with that totally, because at the moment <text:span text:style-name="T19">our world view is that humans are above nature</text:span>. And therefore, we can do to nature what we like and as we like, because nature is <text:span text:style-name="T19">only a resource for the economy</text:span>. Nature is only a means to an end. This is a world view and this is where ethics comes in. There is, I would say, a kind of <text:span text:style-name="T19">ethical question of how we see </text:span><text:span text:style-name="T5">nature</text:span>. Do we see nature only as a resource for the economy? Or nature as a source of life itself? Unless we are prepared to change this world view that nature is not simply a means to an end of economic growth, profit,<text:span text:style-name="T4"> production</text:span>, consumption, and all that; but nature has its own sanctity. <text:span text:style-name="T19">Nature is sacred</text:span>.<text:span text:style-name="T4"> Nature</text:span> is life itself. Nature is a source of life itself, and not a resource for money making and profit making and industrial production and all that. So that’s one ethical question. The second ethical question is that our industrial,<text:span text:style-name="T1"> modern</text:span>, materialist world view has not only changed nature as a resource for the economy, it has also <text:span text:style-name="T19">changed humans as a resource for the economy</text:span>. In most government departments and business departments and i<text:span text:style-name="T15">ndustrial</text:span> systems, they have a word called HR. HR stands for human resources. I think this is a kind of ethical question. Are humans only a resource for economic growth? And this is how we have reduced humans, not only in nature, but humans as a resource for economic growth. That world view has to change if you want an ethical world view. F<text:span text:style-name="T8">or me</text:span>, HR should not stand for human resources. <text:span text:style-name="T19">HR should stand for human relationship</text:span>. Human dignity and integrity of nature is an essential part of a new ethical world view. If we see nature as a resource for the economy, humans as a resource for the economy, and the only goal of life is to grow more and more, the economy is not economy. Economy is ‘money-nomy.’ It’s a transaction of money, money, money. It’s not economy. Economy is very beautiful world. Economy means taking care of the household, management of the household. And the whole planet is our household. That is forgotten. So, economy has become ‘money-nomy’ and money has become the master. So, if you are asking the ethical question in changing the world view with the inner transformation as well, I would say, we need to see nature not as a resource for the economy. And humans not as a resource for the economy. But human dignity and integrity of nature comes first; and economy in the service of humanity, economy in the service of planet Earth. Then there’ll be my new ethics. Sorry to not be able to continue with you, because I have another appointment. But it has been a great pleasure to be with you and I hope that what I have said has been a little bit useful. And thank you for inviting me and having me. Thank you.</text:p>
      <text:p text:style-name="P4"><text:span text:style-name="T22">Sr Lang Nghiem</text:span>: Thank you so much, Satish, for joining us this morning. It has been such a great honor to have you. But if I could just get one last word for so many of us who are teetering on the edge of hope and despair in this moment, could you give us parting words to inject hope into our hearts?</text:p>
      <text:p text:style-name="P4"><text:span text:style-name="T22">Satish Kumar</text:span>: I am an activist. I became an activist at age 18 by joining Gandhian movement and Vinoba Bhave in India. <text:span text:style-name="T19">To be an activist, you have to be an optimist.</text:span> If you are a pessimist, you cannot be an activist. You can give up, because there’s no hope. There’s no change. Nothing is going to <text:span text:style-name="T4">change</text:span>. Why bother? So, pessimism does not lead to activism. I’m an activist and I’m 86 years old now. I want to remain an activist until the last breath of my life. And that can be done only if I have a hope. But my hope is not a kind of passive hope. It’s an active hope. I act out of love, out of compassion, out of kindness, and out of my responsibility; all those things. Even if I don’t achieve anything. The world<text:span text:style-name="T4"> changes </text:span>or does not change is not in my control, but action is in my control. So, I’m an optimist. <text:span text:style-name="T19">I have active hope.</text:span> And I act every day in the service of <text:span text:style-name="T4">humanity</text:span>, in the service of planet Earth, and this for my own fulfillment and <text:soft-page-break/>joy, because they’re all interconnected. Self-fulfillment and self-joy and a planetary integrity and a service to humanity are all one. Jane Goodall, my other good friend, has written a new book called ‘Book of Hope.’ So active hope, not passive hope, is our great wealth, great treasure, great energy. Without hope, there is no action. If you want to be an activist, be <text:span text:style-name="T11">an optimist</text:span>. A pessimist can be a journalist, but not an activist. And I’m not a <text:span text:style-name="T4">journalist</text:span>, I’m an activist. I want all of you listening to think that we are all activists in the service of humanity and the service of planet Earth. Thank you.</text:p>
      <text:p text:style-name="P4"><text:span text:style-name="T22">Sr Lang Nghiem</text:span>: Thank you so much, Satish. I feel like just your presence and your words today have grown the hope and love in all of our hearts by manifold this morning,<text:span text:style-name="T8"> a hundredfold</text:span>. Thank you so much for joining us. </text:p>
      <text:p text:style-name="P4"><text:span text:style-name="T22">Satish Kumar</text:span>: It has been my honor and pleasure to be your guest and to be in the company of those two wonderful speakers and participants. Thank you.</text:p>
      <text:p text:style-name="P4"><text:span text:style-name="T22">Sr Lang Nghiem</text:span>: So back to the questions, Tho. The new narratives that you speak about as being necessary for foundational systems change. The question is, bringing the ethical component into the new <text:span text:style-name="T15">narrative</text:span>, what do you find challenging about that? And have you met with resistance and how do you navigate around that? </text:p>
      <text:p text:style-name="P9"><text:span text:style-name="T22">Tho Ha Vinh</text:span><text:span text:style-name="T27">: Thank you, Sister. I would like to go back to what was one of the experiences that led me to really try to contribute to a new narrative. Before going to Bhutan and contributing to the development of the </text:span><text:span text:style-name="T19">Gross N</text:span><text:span text:style-name="T5">ational </text:span><text:span text:style-name="T19">Happiness</text:span><text:span text:style-name="T27">, which is an effort to create a </text:span><text:span text:style-name="T19">new narrative about society and systems</text:span><text:span text:style-name="T27"> and so on; I used to work with the I</text:span><text:span text:style-name="T6">nternational</text:span><text:span text:style-name="T27"> Committee of the Red Cross, which is the part of the Red Cross movement that works in war zones and conflict areas. So, I spent a lot of time in war zones in many different countries from Afghanistan to Palestine to Balfour and so on. Working as a humanitarian worker, it’s obvious that the work that we were doing was meaningful, because it was trying to alleviate the suffering of the people, civilian population that had been victims of wars and conflicts. But on the other hand, I realized that although it was important and meaningful, we never really touched the root causes.</text:span></text:p>
      <text:p text:style-name="P10"><text:span text:style-name="T27">What is the root cause? Why is there war? Why do we inflict so much suffering on one another, knowing that human life anyway has suffering? Why do we, as human beings, add on to the n</text:span><text:span text:style-name="T16">atural</text:span><text:span text:style-name="T27"> suffering of becoming ill and old and losing loved ones and so on; by fighting and killing and destroying not only people, but also nature? Wars have also a terrible impact on the natural world, on other species and other life forms. So, it was really this reflection, on what are the systemic causes of this suffering that I was experiencing, that led me to look for an alternative model. That’s how I came across G</text:span><text:span text:style-name="T16">ross</text:span><text:span text:style-name="T27"> N</text:span><text:span text:style-name="T6">ational </text:span><text:span text:style-name="T27">Happiness, the new development p</text:span><text:span text:style-name="T9">aradigm</text:span><text:span text:style-name="T27">, that was developed in Bhutan. And a lot of what Satish has just mentioned is very much aligned with the fundamental ideas of Gross N</text:span><text:span text:style-name="T6">ational </text:span><text:span text:style-name="T27">Happiness. The fundamental idea is that the larger system, the overall system, is obviously the ecosystem, the planet Earth. Within this larger system, ecosystem, there’s a smaller system which is the </text:span><text:span text:style-name="T16">human society</text:span><text:span text:style-name="T27">. Within human society there’s a smaller system, which is just one part of the human system, which is the economic system. Next to it, we have cultural systems, political systems, many other systems. But for some strange reason, this economic system has become the dominant f</text:span><text:span text:style-name="T6">orce</text:span><text:span text:style-name="T27">. And when you look at conflicts, </text:span><text:span text:style-name="T19">the vast majority of conflicts have economic roots</text:span><text:span text:style-name="T27">. Even if there are ideological components, which usually is the case, but behind the ecological components there’s always also economic rules which is domination, power. So, those in power have more access to wealth and goods and services. And so the change of narrative is realizing, </text:span><text:soft-page-break/><text:span text:style-name="T27">and Satish has already formulated it very beautifully, that the economic system is just one of the subsystems and should be serving humans. The happiness and well-being of all human beings, but beyond that, of all life forms. So it’s a reverse. We act now as if the economic system was the goal. But </text:span><text:span text:style-name="T19">growth and wealth is not a goal, it’s just a means to an end</text:span><text:span text:style-name="T27">. The end is having a good life, a happier life, a better life. Obviously our basic needs need to be fulfilled for us to have a good life. But it’s not the goal, economic growth. So we have to refocus on the right goal.</text:span></text:p>
      <text:p text:style-name="P11"><text:span text:style-name="T27">One way to express the right goal is to say ’happiness for all people and well-being for all life forms.’ And this is actually an ethical statement. Because what is ethics? It’s values. So what value do we put in the f</text:span><text:span text:style-name="T16">orefront</text:span><text:span text:style-name="T27">? Is the value we put in the f</text:span><text:span text:style-name="T16">orefront</text:span><text:span text:style-name="T27">: economic growth, competition, and so on? Or is the value that we put in the f</text:span><text:span text:style-name="T16">orefront</text:span><text:span text:style-name="T27">: kindness and compassion,</text:span><text:span text:style-name="T16"> generosity</text:span><text:span text:style-name="T27">? These are all ethical concepts. When we think of systems</text:span><text:span text:style-name="T6"> change</text:span><text:span text:style-name="T27">, for me, there are three </text:span><text:span text:style-name="T6">main points</text:span><text:span text:style-name="T27">, </text:span><text:span text:style-name="T19">three main dimensions</text:span><text:span text:style-name="T27">. One is, we need a new narrative. And the </text:span><text:span text:style-name="T19">new narrative</text:span><text:span text:style-name="T27"> is putting the right values in the center, like happiness and well-being for all. S</text:span><text:span text:style-name="T16">econd</text:span><text:span text:style-name="T27">, we have to have </text:span><text:span text:style-name="T19">little experiments</text:span><text:span text:style-name="T27"> that show that it is possible. Otherwise it’s just a theory. It’s just abstract. </text:span><text:span text:style-name="T19">Like Plum Village</text:span><text:span text:style-name="T27"> is an experiment. People come to Plum Village and experience ‘Oh yeah, it’s possible to live differently. Monks and nuns don’t have money, but they look quite happy. We can live simply and happily. It’s not the r</text:span><text:span text:style-name="T2">icher</text:span><text:span text:style-name="T27">, the better.’ So, for people to come to Plum Village is, for many, a life-changing experience, because they realize that it’s not just an idea. It’s feasible. It’s feasible for a community to live in harmony, </text:span><text:span text:style-name="T16">to live</text:span><text:span text:style-name="T27"> mindfully, to live compassionately, which doesn’t mean that there are no problems. Of course there are problems, because we’re </text:span><text:span text:style-name="T6">humans</text:span><text:span text:style-name="T27">. Even as monastics, you’re human. You might have your problems, but still it is embodied. So, we have a new </text:span><text:span text:style-name="T16">narrative</text:span><text:span text:style-name="T27">; then we have small experiments that show it’s possible.</text:span></text:p>
      <text:p text:style-name="P11"><text:span text:style-name="T27">We’ve created a community in Vietnam called </text:span><text:span text:style-name="T19">The Peaceful Bamboo Family</text:span><text:span text:style-name="T27">, which is a lay community. We’re embodying similar values, but including people with disability. Because one of the very important values in the ethical dimension is </text:span><text:span text:style-name="T16">inclusion</text:span><text:span text:style-name="T27">. Exclusion is really one of the main sources of suffering. Be it gender-based, race-based, ideological, whatever or so-called disabled exclusion. When we exclude outwardly, it means that inwardly we are excluding parts of our own being. T</text:span><text:span text:style-name="T16">his is why the spiritual path is a path of inclusion</text:span><text:span text:style-name="T27">. If I can include all the aspects of my own being, including my anger, my despair, my sadness; but include it and learn to transform it, then maybe I am able to include also socially.</text:span></text:p>
      <text:p text:style-name="P11"><text:span text:style-name="T27">And the </text:span><text:span text:style-name="T19">third</text:span><text:span text:style-name="T27"> aspect of systems</text:span><text:span text:style-name="T6"> change</text:span><text:span text:style-name="T27">, is trying as much as we can, to </text:span><text:span text:style-name="T19">change the system from within</text:span><text:span text:style-name="T27">. That’s, for instance, what we’re trying to do in Vietnam with the educational system; with the project Happy School, where we say, ‘of course it’s wonderful if we can have small experimental schools where we do everything in the best possible way.’ But the millions in Vietnam (it’s about 30 million children in schools)</text:span> they are in public schools. So our effort is also to try to transform the system from within. These are ethical in the terms not to say what you’re allowed to do and not to do, but ethical in the terms as what are the values that we put in the forefront of our actions.</text:p>
      <text:p text:style-name="P4"><text:span text:style-name="T22">Sr Lang Nghiem</text:span>: Thank you so much for your sharing, Tho. You mentioned inclusion or exclusion as being part of that narrative; inclusion as being a necessary part of that narrative. Which brings me to my question for you, Reg<text:span text:style-name="T1">hina</text:span>. Could you talk a bit about your work with <text:soft-page-break/>the group ‘<text:span text:style-name="T19">Buddhists across T</text:span><text:span text:style-name="T5">raditions</text:span><text:span text:style-name="T19">,</text:span>’ so that the larger Plum Village Sangha can be more aware of this?</text:p>
      <text:p text:style-name="P12"><text:span text:style-name="T22">Reghina Harilal</text:span>: Buddhists across Traditions comes from the heart of the P<text:span text:style-name="T1">lum Village</text:span> practices; and also my experience of j<text:span text:style-name="T4">ustice in</text:span> South Africa, where we join together people with different views, different ways to address the issues of the time that we were facing in particular in South Africa and how together we can effect change. So, Buddhists across Traditions is about bringing and centering a new and different voice,<text:span text:style-name="T15"> a different</text:span> <text:span text:style-name="T15">narrative</text:span>. It is about unifying across Buddhist traditions and across spiritual traditions in the service of social justice. In the service of social justice, both in terms of race, and in fact I would say in all aspects of inclusion; but without necessarily saying that this is the only way and this is the right way.</text:p>
      <text:p text:style-name="P12">I think the important thing is we are all on a journey. And a particular spiritual path calls to us, because it helps us live that journey. That journey that we are on is shaped by so many different circumstances of our life. We have not been created alone. We do not live independently. Neither are we <text:span text:style-name="T18">independent</text:span>, self-existing human beings. We are part of a system. The entire web of life, we are part of that. So together, if we can join on this journey to look and bring our ethical principles, our viewpoints, our practices, to shape this wider narrative around j<text:span text:style-name="T4">ustice</text:span>. Which in reality, <text:span text:style-name="T19">justice is to be in community and to accept all in community</text:span>. That’s really what the focus is. So, we shine a light on different elements that we need to look deeply into, so that we can move forward. One of the things I have learned from being involved in the Truth and Reconciliation in South Africa is that it’s really important, when we want to move together in community, even if we are on different journeys in that community, is the <text:span text:style-name="T19">ability to reconcile</text:span>. And to reconcile comes back to this inner work. We can only reconcile if we can see ourselves, understand ourselves; and that widens our understanding and acceptance of other viewpoints.</text:p>
      <text:p text:style-name="P13">And the Truth and Reconciliation, the foundation of it was j<text:span text:style-name="T4">oy</text:span>, was love, was compassion. So how do we cultivate some of this in shining a light on the different aspects? Often when we talk about social justice, we can get quite closed up around all these different feelings that emerge, because we all like to believe that we are really good people. We want to believe that. And when anything shines a light that makes us not accept that part of us, that’s maybe not so wholesome, then we can get quite defensive.</text:p>
      <text:p text:style-name="P13">So how is it that we can effect and shine a light in the spirit of what Plum Village stands for: openness, care, listening to all the different voices, bringing together reconciliation. That is the intention of Buddhists across T<text:span text:style-name="T4">raditions</text:span>. And that ties in with some of the work that I’m also doing in South Africa, which is around climate justice projects.</text:p>
      <text:p text:style-name="P13">And coming back to what Tho has just said, how do we put community, the principles of what community means as an ethic - the happiness, the care - into what communities are facing every day at the g<text:span text:style-name="T11">rassroots level</text:span>: having no water, no food, <text:span text:style-name="T18">no electricity</text:span>, no rain available. How do we start helping or supporting or providing ways in which the communities can be <text:span text:style-name="T3">resilient</text:span>? Because what is important, is why we put happiness in the f<text:span text:style-name="T15">orefront</text:span>. While we put those as values, there is no one way of achieving it. It’s not a cookie cutter. That has been what has been maybe the fundamental <text:span text:style-name="T4">separation</text:span>. Some of this focus of the separation in our society is about having one way of doing things: this way is the only way. So it’s about cultivating, how can we have plural verses? I think that’s the word, <text:span text:style-name="T19">‘</text:span><text:span text:style-name="T5">plural</text:span><text:span text:style-name="T19">-</text:span><text:span text:style-name="T17">versal</text:span><text:span text:style-name="T19">’ type of systems</text:span>, where to pursue and to be self-sustaining, to be communities. What is community in South Africa is very <text:soft-page-break/>different to what that community might shape, might face, might co-create, might <text:span text:style-name="T4">chang</text:span>e in the system in the United Kingdom. And it’s about looking at it from that perspective. So one of the things that we’ve done as Buddhists across Traditions, is worked in Palestine. I’m very pleased to say that we now have, almost ready, a mindfulness center called <text:span text:style-name="T19">The G</text:span><text:span text:style-name="T3">arden</text:span><text:span text:style-name="T19"> of Hope in the West Bank</text:span>. Which is again, how do we build resilience in a community? How do we do this from a g<text:span text:style-name="T11">rassroots level</text:span>? That is really the essence of what we’re trying to do, which is really around action. How do we take activism, engaged action in our own way, into our communities? And there’s different types of activism. For some of us, it’s <text:span text:style-name="T19">becoming more human</text:span>. For some of us, it’s <text:span text:style-name="T19">doing something tangible</text:span>. For some of us, <text:span text:style-name="T19">merely being alive</text:span> is a form of activism, just being able to survive. So, that’s what the ethos and spirit of it is, but ultimately it’s about change. It’s about narrative-changing and looking; not changing the narrative, but looking at different narratives that have not come to the fore. And how those narratives may create happiness, resilience in the spaces that they are.</text:p>
      <text:p text:style-name="P4"><text:span text:style-name="T22">Sr Lang Nghiem</text:span>: Thank you, Reg<text:span text:style-name="T1">hina</text:span>. Your sharing has brought up a question for me. Speaking about justice and shining light and things like that, I wonder <text:span text:style-name="T19">how you speak about challenging things, like the legacy of colonialism</text:span> for instance. Do you ever find space to talk about that? And how do you even go about talking about the legacies of <text:span text:style-name="T4">colonialism</text:span>? I think this question could be for both Tho and and Reg<text:span text:style-name="T1">hina</text:span>, because I’d also like to learn how to go about speaking about this. Because it’s so deeply rooted in so many of the systems that we are already in, how can we begin to talk about it?</text:p>
      <text:p text:style-name="P4"><text:span text:style-name="T22">Reghina Harilal</text:span>: I’ve spoken a little. So, maybe I’ll hand it over to Tho to start and then I’ll chime in after that.</text:p>
      <text:p text:style-name="P4"><text:span text:style-name="T22">Tho Ha Vinh</text:span><text:span text:style-name="T27">: Thank you, Sister. I would like to start with my very personal experience. </text:span><text:span text:style-name="T19">My father was Vietnamese and my mother French</text:span><text:span text:style-name="T27">. When I was born, Vietnam was still a French colony. So, the power struggle between colonialism and colonized country was part of our family history. Actually what I find really c</text:span><text:span text:style-name="T16">entral</text:span><text:span text:style-name="T27">, is that as a child of course, I didn’t have to choose between my father and my mother. My mother was a French Catholic; my father was a Vietnamese Buddhist. I didn’t feel I had to choose between Buddhism or Catholicism. I didn’t have to choose between being Vietnamese or being French, because I didn’t have to choose between my parents, and I love them both. What I experienced in my narrow family, we can experience as a global family, as h</text:span><text:span text:style-name="T6">umanity</text:span><text:span text:style-name="T27">. </text:span><text:span text:style-name="T19">All of us have traumas from past generations</text:span><text:span text:style-name="T27"> that have been handed down to us. Our suffering is not only our personal suffering. But our happiness is also not only our personal happiness. I know that when I first came to Plum Village and I did ‘touching the earth’ for the first time (that was in the 80s sometime); </text:span>I really felt that’s a way of healing not only my own suffering, but also the suffering of my ancestors. So, <text:span text:style-name="T19">we don’t have to take sides between </text:span><text:span text:style-name="T5">colonialis</text:span><text:span text:style-name="T19">ts and colonized</text:span>. We all have both sides in us. We both have oppressors and oppressed. We have victims and perpetrators. They are all part of <text:span text:style-name="T4">our </text:span>collective history. So, it’s <text:span text:style-name="T19">not about blaming one side and empathizing with the other</text:span>. Of course we naturally empathize with those who suffer most, but both sides have suffered. I think the practices that Thay has offered us with transforming o<text:span text:style-name="T4">ur </text:span>own suffering, being aware that we are contributing to transforming the suffering of our <text:span text:style-name="T18">ancestors</text:span>, is part of transforming the collective suffering of humankind. And colonialism is just one part of the many, many sufferings that we have experienced as a humankind. So again if we don’t transform it, we will perpetuate it. And colonialism has not ended. It’s still there in other forms:<text:span text:style-name="T4"> economic colonialism</text:span>,<text:span text:style-name="T4"> cultural colonialism</text:span>, and so on and so forth. But transforming o<text:span text:style-name="T4">ur </text:span>own suffering, becoming aware of <text:soft-page-break/>this trans-<text:span text:style-name="T4">generational trauma</text:span>, and transforming it through mindfulness and compassion for ourselves, is also a powerful transformation for past generations. I have two children, five grandchildren, one great-granddaughter; and what really touches my heart is, I want to try not to pass on the suffering that came from my ancestors to the n<text:span text:style-name="T1">ext </text:span>g<text:span text:style-name="T4">eneration</text:span>s. And that’s really a very strong source of motivation for my own practice.</text:p>
      <text:p text:style-name="P4"><text:span text:style-name="T22">Sr Lang Nghiem</text:span>: Thank you so much, Tho. I think we are out of time. So, I don’t know if, Reg<text:span text:style-name="T1">hina</text:span>, you want to chime in on this question? And then I would really love for each one of you, like Satish has ended the session, for those of us who are teetering between hope and despair, could you offer us some last parting words to fill our hearts with hope.</text:p>
      <text:p text:style-name="P4"><text:span text:style-name="T22">Reghina Harilal</text:span>: I’ll just chime in to say that I think the start, if we really look at colonialism, and I’m going to refer back to this journey inside, which is fundamentally a group of us. <text:span text:style-name="T19">I see colonialism as dissatisfaction with what I have</text:span>. W<text:span text:style-name="T15">e all</text:span> are dissatisfied with what we have. Or we don’t know what we have. So, we are constantly <text:span text:style-name="T19">searching outside</text:span> for the source of happiness that we think will make us suffer less. Colonialism is a group effort to actually acquire resources,<text:span text:style-name="T4"> external sources</text:span>, of what we think gives us happiness; so that we can manage those resources to preserve those for our own happiness. However, because we are constantly searching for this happiness outside ourselves, we are constantly trying to preserve and acquire and <text:span text:style-name="T19">acquire more</text:span>. And to preserve some of this, we create systems and processes that enable us to <text:span text:style-name="T19">protect what we have at the expense of others</text:span>. There are two things that underpin both ourselves and colonialism. One is our <text:span text:style-name="T19">craving</text:span>, our desire, and our <text:span text:style-name="T5">dissatisfaction</text:span>. The second is everything we do to preserve it in the belief that I am independent; that I and my desire supersedes everyone else. So, Tho mentioned this at the beginning: disconnection, ‘<text:span text:style-name="T19">I-</text:span><text:span text:style-name="T5">separation</text:span>.’ I am not connected to you. What I need to do to be happy is cultivate my ‘I-ness.’ If we take that on a <text:span text:style-name="T19">national and group identity level</text:span>, that is exactly what has happened. People have come together to acquire the wealth elsewhere to preserve it by creating systems and policies to ensure that that is being preserved. And I can’t go very far. I have to say that if we look at the United Kingdom, which is one of the colonial countries, or Spain or France or in Europe, the pain and trauma of separation is here as well. The beginning of colonialism sits right here, where there was <text:span text:style-name="T19">separation through class</text:span> of who had access to resources,<text:span text:style-name="T11"> land</text:span>, and who controlled it. All the systems and processes that have been put into place to preserve that in our justice system, here in the United Kingdom, in our <text:span text:style-name="T15">Parliament</text:span>. Here in the <text:span text:style-name="T19">United Kingdom</text:span>, the House of Lords has been around the preservation of the wealth and the landowners. And that has been transplanted everywhere else in the world, with the view of creating one size fits all. We are constantly trying to do that. Tho mentioned something about colonialism that’s alive and well. If we look at resources, the economic systems, that mentality of my entitlement at the expense of someone else still continues. So, for me, if <text:span text:style-name="T19">we want to decolonize ourselves, it is coming back to the essence of who we are</text:span>; ie. becoming human again. And recognizing that if you are happy, I am happy. My happiness is dependent on your happiness. That’s the <text:span text:style-name="T4">collective</text:span>. So, for me, that’s the simple way of explaining it. And that it is alive and well, and it’s continuing. Until we all change our individual minds as bodhisattvas, we constantly work in time to change colonialism in ourselves and outside. Because it is linked to various other things that we like to use: patriarchy,<text:span text:style-name="T15"> imperialism</text:span>. All of those concepts, this division, comes back to the fundamental <text:span text:style-name="T4">dissatisfaction</text:span>, what we call suffering in Buddhist terms, that we have. Regina bowing out to hear the words of hope from Tho before she invites her own.</text:p>
      <text:p text:style-name="P14"><text:soft-page-break/><text:span text:style-name="T22">Tho Ha Vinh</text:span>: Thank you,<text:span text:style-name="T15"> sister</text:span>. So, <text:span text:style-name="T19">words of hope</text:span>. I would just like to share my own sources of happiness and well-being; and I think it’s available for all of us. There are three dimensions. One is trying to <text:span text:style-name="T19">live in harmony with myself</text:span>, which means giving myself enough time, practicing mindfulness, practicing <text:span text:style-name="T15">compassion</text:span>, being aware of what I mean, and so on. So, trying to live a life that is the manifestation of my deepest <text:span text:style-name="T19">values and highest aspirations</text:span>. Living in harmony with myself, that’s the first pillar.</text:p>
      <text:p text:style-name="P14">The second one is <text:span text:style-name="T19">living in harmony with the people around me</text:span>, beginning with my families and friends. Making sure I take enough time and energy to <text:span text:style-name="T19">spend time with them</text:span>. I just had a weekend with all my children and grandchildren, celebrating my lovely wife’s 70th birthday. This is the second source of happiness and well-being. Really cultivating <text:span text:style-name="T19">meaningful relationships</text:span>, and beyond the family; trying to cultivate a kind, loving, generous relationship with all the people whom I meet.</text:p>
      <text:p text:style-name="P14">And thirdly, living in <text:span text:style-name="T19">harmony with nature</text:span>. Really also taking enough time to be in nature, to physically be in nature: being in the forest, in the mountain, in the woods or just in a little garden, if it’s all we have. Really reconnecting not only theoretically, but with our body with nature. So these are for me, the three sources of hope, strength, and happiness: living in harmony with myself, living in harmony with others, and living in harmony with nature.</text:p>
      <text:p text:style-name="P14"><text:span text:style-name="T22">Reghina Harilal</text:span>: I don’t know. I think, for me, hope is also something that needs to be cultivated. Creating mechanisms to actually <text:span text:style-name="T19">build my resilience, for me, that is a sign of hope</text:span>. I love dancing. I love <text:span text:style-name="T15">music</text:span>. So, it gives me great joy and happiness to <text:span text:style-name="T19">start the day with a dance and a song</text:span> and that gives me joy for the rest of the day. And understanding that <text:span text:style-name="T19">emotions may come and go</text:span>, but I can still hold on to that element that I started my day with.</text:p>
      <text:p text:style-name="P14">The second is how I do things -<text:span text:style-name="T4"> action</text:span>. My actions. I’m quite aware and I try to be very aware of the <text:span text:style-name="T19">intention</text:span> behind that action, because if I do an action, an activity with the intention, a mindset of non-benefit. I’m in service. It’s going to <text:span text:style-name="T19">help someone with joy</text:span>. Then there’s hope that that change is going to happen. And that activism, that action is already building on <text:span text:style-name="T19">the spirit that I want to see in the world</text:span>. So that gives me hope and joy.</text:p>
      <text:p text:style-name="P15">And thirdly, I think fundamental to all of this, is <text:span text:style-name="T19">nature</text:span>. When I am feeling despair, I <text:span text:style-name="T19">go for a walk</text:span>. I go for a gentle walk, a fast walk, a slow walk. Sometimes I just lie on the ground and say, “<text:span text:style-name="T19">Oh, just hold me.</text:span>” Just that connection with something larger than you are, that you are part of this whole space called Earth, gives and <text:span text:style-name="T19">puts so many things in </text:span><text:span text:style-name="T5">perspective</text:span>. Life continues, whether I’m here to reap the benefit of what I have or not. It doesn’t matter. Life continues and I’m part of that.</text:p>
      <text:p text:style-name="P15">There’s two things I just want to say to wrap up. In the Zulu tradition when people die, they say ‘<text:span text:style-name="T19">we kneel.</text:span>’ When we kneel, we kneel because someone else can climb on our shoulders. And just recognizing that when I transition on, when we all transition on, <text:span text:style-name="T19">we’ve laid some foundation that someone else can stand on our shoulders to continue the work</text:span>. That gives me hope. And one final thought, often we see this picture of when <text:span text:style-name="T19">Nelson Mandela</text:span> was in prison,<text:span text:style-name="T11"> he</text:span> used to stand looking out Robb<text:span text:style-name="T11">in Island</text:span>, the island outside Cape Town surrounded by water which is very difficult to escape from. I once asked him, “In that picture, when you looked out of your cell window and you looked at the lights in Cape Town, what did you think of?<text:span text:style-name="T29">”</text:span> And he said, <text:span text:style-name="T29">“</text:span>I had hope that one day I will be free, that one day South Africa will have Democratic elections.<text:span text:style-name="T29">”</text:span> He didn’t think it would happen in his lifetime. That was his hope. And that hope is something that if we cultivate in our actions, in our way of life, we can all achieve that free<text:soft-page-break/>dom. And know that we actually will, I strongly believe, that life on this Earth will continue. And that gives me hope. I may not be part of it. You may not be part of it. But it will continue. Our energy of what we do every day will help us continue that life, whether as a parent, as a family, as a teacher, as a monastic. Every single thing, we have an opportunity to sustain the resilience and hope of life. After all we are all just, life is just a sign of love.</text:p>
      <text:p text:style-name="P16"><text:span text:style-name="T22">Sr Lang Nghiem</text:span>: Thank you so much. That was beautiful. Thank you so much, Tho, Reg<text:span text:style-name="T1">hina</text:span>, and also Satish, for being with us this morning. I felt the time just flew and I still have a ton of questions. Thank you so much for being with us and offering your presence, your insights, and also your wonderful and beautiful practice. In this whole conversation, I really saw how your spirituality, your deep practice of mindfulness, really shines through in the work that you do, in the way you see the world, and also I just feel so blessed to have that insight transmitted to all of us here this morning.</text:p>
      <text:p text:style-name="P16">So, now perhaps we can listen to three sounds of the bell to end the discussion this morning. I’m sure this afternoon here <text:span text:style-name="T1">in Plum Village</text:span>, there will be many conversations blooming from this panel conversation. I’d like to thank everyone online, as well as in person in Plum Village, for being present this morning. And maybe, everybody we can give flowers to Tho and Regina for their deep sharing this morning. And now we can enjoy three sounds of the bell coming from Upper Hamlet.</text:p>
      <text:p text:style-name="P4"><text:span text:style-name="T22">Sr Lang Nghiem</text:span>: Thank you everyone. Thank you.</text:p>
      <text:p text:style-name="P4"><text:span text:style-name="T22">Reghina Harilal</text:span>: Thank you, Sister Lang Nhgiem, for your beautiful facilitation and your insightful questions. Thank you so much, dear beloved sibling, Tho. Thank you for your words of wisdom and your practice. It’s so good to know that you’re there. For everyone in the room who’s been listening and online, thank you for your beautiful presence and may we continue on cultivating love and resilience. I’m really honored that Plum Village has chosen me to be on this panel. Thank you to our beloved teacher, Thay.</text:p>
      <text:p text:style-name="P4"><text:span text:style-name="T22">Sr Lang Nghiem</text:span>: Thank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Gentium Basic" svg:font-family="'Gentium Basic'"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join-border="false">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style:writing-mode="lr-tb"/>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1T17:23:40.947788090</dc:date>
    <dc:creator>Thien Khai</dc:creator>
    <meta:editing-duration>PT4H53M55S</meta:editing-duration>
    <meta:editing-cycles>42</meta:editing-cycles>
    <meta:generator>LibreOffice/7.4.7.2$Linux_X86_64 LibreOffice_project/40$Build-2</meta:generator>
    <meta:document-statistic meta:table-count="0" meta:image-count="0" meta:object-count="0" meta:page-count="17" meta:paragraph-count="69" meta:word-count="11701" meta:character-count="65363" meta:non-whitespace-character-count="53726"/>
  </office:meta>
</office:document-meta>
</file>